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2.2507in" style:rel-column-width="21299*"/>
    </style:style>
    <style:style style:name="Table2.C" style:family="table-column">
      <style:table-column-properties style:column-width="2.1743in" style:rel-column-width="2057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5in" style:rel-column-width="23658*"/>
    </style:style>
    <style:style style:name="Table3.B" style:family="table-column">
      <style:table-column-properties style:column-width="2.2507in" style:rel-column-width="21299*"/>
    </style:style>
    <style:style style:name="Table3.C" style:family="table-column">
      <style:table-column-properties style:column-width="2.1743in" style:rel-column-width="2057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5b34" officeooo:paragraph-rsid="000c5b34"/>
    </style:style>
    <style:style style:name="P2" style:family="paragraph" style:parent-style-name="Standard">
      <style:paragraph-properties fo:text-align="center" style:justify-single-word="false"/>
      <style:text-properties officeooo:rsid="000c5b34" officeooo:paragraph-rsid="000c5b34"/>
    </style:style>
    <style:style style:name="P3" style:family="paragraph" style:parent-style-name="Standard">
      <style:text-properties fo:font-style="italic" officeooo:rsid="000c5b34" officeooo:paragraph-rsid="001d0fd7" style:font-style-asian="italic" style:font-style-complex="italic"/>
    </style:style>
    <style:style style:name="P4" style:family="paragraph" style:parent-style-name="Standard">
      <style:text-properties officeooo:rsid="000de2b8" officeooo:paragraph-rsid="000de2b8"/>
    </style:style>
    <style:style style:name="P5" style:family="paragraph" style:parent-style-name="Standard">
      <style:text-properties officeooo:rsid="000f9e56" officeooo:paragraph-rsid="000f9e56"/>
    </style:style>
    <style:style style:name="P6" style:family="paragraph" style:parent-style-name="Standard">
      <style:text-properties officeooo:rsid="00103c15" officeooo:paragraph-rsid="00103c15"/>
    </style:style>
    <style:style style:name="P7" style:family="paragraph" style:parent-style-name="Standard">
      <style:text-properties officeooo:rsid="00103c15" officeooo:paragraph-rsid="00121d17"/>
    </style:style>
    <style:style style:name="P8" style:family="paragraph" style:parent-style-name="Standard">
      <style:text-properties officeooo:paragraph-rsid="00121d17"/>
    </style:style>
    <style:style style:name="P9" style:family="paragraph" style:parent-style-name="Standard">
      <style:text-properties officeooo:rsid="00121d17" officeooo:paragraph-rsid="00121d17"/>
    </style:style>
    <style:style style:name="P10" style:family="paragraph" style:parent-style-name="Standard">
      <style:text-properties officeooo:rsid="00121d17" officeooo:paragraph-rsid="00139b92"/>
    </style:style>
    <style:style style:name="P11" style:family="paragraph" style:parent-style-name="Standard">
      <style:text-properties officeooo:rsid="00139b92" officeooo:paragraph-rsid="00139b92"/>
    </style:style>
    <style:style style:name="P12" style:family="paragraph" style:parent-style-name="Standard">
      <style:text-properties officeooo:rsid="00148b59" officeooo:paragraph-rsid="00148b59"/>
    </style:style>
    <style:style style:name="P13" style:family="paragraph" style:parent-style-name="Standard">
      <style:text-properties officeooo:rsid="00148b59" officeooo:paragraph-rsid="0014b7ef"/>
    </style:style>
    <style:style style:name="P14" style:family="paragraph" style:parent-style-name="Standard">
      <style:text-properties officeooo:rsid="00148b59" officeooo:paragraph-rsid="001b36b4"/>
    </style:style>
    <style:style style:name="P15" style:family="paragraph" style:parent-style-name="Standard">
      <style:text-properties officeooo:rsid="0014b7ef" officeooo:paragraph-rsid="0014b7ef"/>
    </style:style>
    <style:style style:name="P16" style:family="paragraph" style:parent-style-name="Standard">
      <style:text-properties officeooo:rsid="0017541a" officeooo:paragraph-rsid="0017541a"/>
    </style:style>
    <style:style style:name="P17" style:family="paragraph" style:parent-style-name="Table_20_Contents">
      <style:paragraph-properties fo:text-align="center" style:justify-single-word="false"/>
      <style:text-properties officeooo:rsid="000f9e56" officeooo:paragraph-rsid="000f9e56"/>
    </style:style>
    <style:style style:name="P18" style:family="paragraph" style:parent-style-name="Table_20_Contents">
      <style:paragraph-properties fo:text-align="center" style:justify-single-word="false"/>
      <style:text-properties officeooo:rsid="000f9e56" officeooo:paragraph-rsid="00103c15"/>
    </style:style>
    <style:style style:name="P19" style:family="paragraph" style:parent-style-name="Table_20_Contents">
      <style:paragraph-properties fo:text-align="center" style:justify-single-word="false"/>
      <style:text-properties officeooo:rsid="000f9e56" officeooo:paragraph-rsid="00121d17"/>
    </style:style>
    <style:style style:name="P20" style:family="paragraph" style:parent-style-name="Table_20_Contents">
      <style:text-properties fo:font-weight="bold" officeooo:rsid="000f9e56" officeooo:paragraph-rsid="000f9e56" style:font-weight-asian="bold" style:font-weight-complex="bold"/>
    </style:style>
    <style:style style:name="P21" style:family="paragraph" style:parent-style-name="Table_20_Contents">
      <style:paragraph-properties fo:text-align="center" style:justify-single-word="false"/>
      <style:text-properties fo:font-weight="bold" officeooo:rsid="000f9e56" officeooo:paragraph-rsid="000f9e56" style:font-weight-asian="bold" style:font-weight-complex="bold"/>
    </style:style>
    <style:style style:name="P22" style:family="paragraph" style:parent-style-name="Table_20_Contents">
      <style:paragraph-properties fo:text-align="center" style:justify-single-word="false"/>
      <style:text-properties fo:font-weight="bold" officeooo:rsid="000f9e56" officeooo:paragraph-rsid="00103c15" style:font-weight-asian="bold" style:font-weight-complex="bold"/>
    </style:style>
    <style:style style:name="P23" style:family="paragraph" style:parent-style-name="Table_20_Contents">
      <style:paragraph-properties fo:text-align="center" style:justify-single-word="false"/>
      <style:text-properties fo:font-weight="bold" officeooo:rsid="000f9e56" officeooo:paragraph-rsid="00121d17" style:font-weight-asian="bold" style:font-weight-complex="bold"/>
    </style:style>
    <style:style style:name="P24" style:family="paragraph" style:parent-style-name="Table_20_Contents">
      <style:text-properties fo:font-weight="bold" officeooo:rsid="000f9e56" officeooo:paragraph-rsid="00103c15" style:font-weight-asian="bold" style:font-weight-complex="bold"/>
    </style:style>
    <style:style style:name="P25" style:family="paragraph" style:parent-style-name="Table_20_Contents">
      <style:text-properties fo:font-weight="bold" officeooo:rsid="000f9e56" officeooo:paragraph-rsid="00121d17"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103c15"/>
    </style:style>
    <style:style style:name="P28" style:family="paragraph" style:parent-style-name="Table_20_Contents">
      <style:paragraph-properties fo:text-align="center" style:justify-single-word="false"/>
      <style:text-properties officeooo:rsid="00121d17" officeooo:paragraph-rsid="00121d17"/>
    </style:style>
    <style:style style:name="P29" style:family="paragraph" style:parent-style-name="Standard">
      <style:text-properties officeooo:rsid="0017541a" officeooo:paragraph-rsid="001edcfc"/>
    </style:style>
    <style:style style:name="P30" style:family="paragraph" style:parent-style-name="Standard">
      <style:text-properties officeooo:rsid="00148b59" officeooo:paragraph-rsid="002495b8"/>
    </style:style>
    <style:style style:name="T1" style:family="text">
      <style:text-properties officeooo:rsid="000c5b34"/>
    </style:style>
    <style:style style:name="T2" style:family="text">
      <style:text-properties officeooo:rsid="000de2b8"/>
    </style:style>
    <style:style style:name="T3" style:family="text">
      <style:text-properties officeooo:rsid="000f9e56"/>
    </style:style>
    <style:style style:name="T4" style:family="text">
      <style:text-properties officeooo:rsid="00103c15"/>
    </style:style>
    <style:style style:name="T5" style:family="text">
      <style:text-properties officeooo:rsid="00121d17"/>
    </style:style>
    <style:style style:name="T6" style:family="text">
      <style:text-properties officeooo:rsid="0012a3f8"/>
    </style:style>
    <style:style style:name="T7" style:family="text">
      <style:text-properties officeooo:rsid="00139b92"/>
    </style:style>
    <style:style style:name="T8" style:family="text">
      <style:text-properties style:text-position="sub 58%" officeooo:rsid="00139b92"/>
    </style:style>
    <style:style style:name="T9" style:family="text">
      <style:text-properties officeooo:rsid="00148b59"/>
    </style:style>
    <style:style style:name="T10" style:family="text">
      <style:text-properties fo:font-style="italic" style:font-style-asian="italic" style:font-style-complex="italic"/>
    </style:style>
    <style:style style:name="T11" style:family="text">
      <style:text-properties fo:font-style="italic" officeooo:rsid="00159512" style:font-style-asian="italic" style:font-style-complex="italic"/>
    </style:style>
    <style:style style:name="T12" style:family="text">
      <style:text-properties fo:font-style="italic" fo:font-weight="bold" officeooo:rsid="001b36b4" style:font-style-asian="italic" style:font-weight-asian="bold" style:font-style-complex="italic" style:font-weight-complex="bold"/>
    </style:style>
    <style:style style:name="T13" style:family="text">
      <style:text-properties fo:font-style="italic" fo:font-weight="normal" officeooo:rsid="001edcfc" style:font-style-asian="italic" style:font-weight-asian="normal" style:font-style-complex="italic" style:font-weight-complex="normal"/>
    </style:style>
    <style:style style:name="T14" style:family="text">
      <style:text-properties fo:font-style="italic" fo:font-weight="normal" officeooo:rsid="001b36b4" style:font-style-asian="italic" style:font-weight-asian="normal" style:font-style-complex="italic" style:font-weight-complex="normal"/>
    </style:style>
    <style:style style:name="T15" style:family="text">
      <style:text-properties officeooo:rsid="0014b7ef"/>
    </style:style>
    <style:style style:name="T16" style:family="text">
      <style:text-properties officeooo:rsid="00159512"/>
    </style:style>
    <style:style style:name="T17" style:family="text">
      <style:text-properties officeooo:rsid="0017541a"/>
    </style:style>
    <style:style style:name="T18" style:family="text">
      <style:text-properties officeooo:rsid="0018a1eb"/>
    </style:style>
    <style:style style:name="T19" style:family="text">
      <style:text-properties officeooo:rsid="001a816a"/>
    </style:style>
    <style:style style:name="T20" style:family="text">
      <style:text-properties officeooo:rsid="001b36b4"/>
    </style:style>
    <style:style style:name="T21" style:family="text">
      <style:text-properties fo:font-weight="bold" officeooo:rsid="001b36b4" style:font-weight-asian="bold" style:font-weight-complex="bold"/>
    </style:style>
    <style:style style:name="T22" style:family="text">
      <style:text-properties fo:font-weight="bold" officeooo:rsid="001d0fd7" style:font-weight-asian="bold" style:font-weight-complex="bold"/>
    </style:style>
    <style:style style:name="T23" style:family="text">
      <style:text-properties fo:font-weight="bold" officeooo:rsid="000de2b8" style:font-weight-asian="bold" style:font-weight-complex="bold"/>
    </style:style>
    <style:style style:name="T24" style:family="text">
      <style:text-properties fo:font-weight="bold" officeooo:rsid="001edcfc" style:font-weight-asian="bold" style:font-weight-complex="bold"/>
    </style:style>
    <style:style style:name="T25" style:family="text">
      <style:text-properties fo:font-weight="normal" officeooo:rsid="001d0fd7" style:font-weight-asian="normal" style:font-weight-complex="normal"/>
    </style:style>
    <style:style style:name="T26" style:family="text">
      <style:text-properties fo:font-weight="normal" officeooo:rsid="001b36b4" style:font-weight-asian="normal" style:font-weight-complex="normal"/>
    </style:style>
    <style:style style:name="T27" style:family="text">
      <style:text-properties fo:font-weight="normal" officeooo:rsid="001edcfc" style:font-weight-asian="normal" style:font-weight-complex="normal"/>
    </style:style>
    <style:style style:name="T28" style:family="text">
      <style:text-properties fo:font-weight="normal" officeooo:rsid="00159512" style:font-weight-asian="normal" style:font-weight-complex="normal"/>
    </style:style>
    <style:style style:name="T29" style:family="text">
      <style:text-properties fo:font-weight="normal" officeooo:rsid="00148b59" style:font-weight-asian="normal" style:font-weight-complex="normal"/>
    </style:style>
    <style:style style:name="T30" style:family="text">
      <style:text-properties fo:font-weight="normal" officeooo:rsid="000de2b8" style:font-weight-asian="normal" style:font-weight-complex="normal"/>
    </style:style>
    <style:style style:name="T31" style:family="text">
      <style:text-properties fo:font-weight="normal" officeooo:rsid="002357d9" style:font-weight-asian="normal" style:font-weight-complex="normal"/>
    </style:style>
    <style:style style:name="T32" style:family="text">
      <style:text-properties fo:font-weight="normal" officeooo:rsid="002495b8" style:font-weight-asian="normal" style:font-weight-complex="normal"/>
    </style:style>
    <style:style style:name="T33" style:family="text">
      <style:text-properties officeooo:rsid="001edcfc"/>
    </style:style>
    <style:style style:name="T34" style:family="text">
      <style:text-properties officeooo:rsid="001eedd5"/>
    </style:style>
    <style:style style:name="T35" style:family="text">
      <style:text-properties officeooo:rsid="002000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nvisible Third Player<text:line-break/><text:span text:style-name="T1">in Partial Reversible Games</text:span></text:p>
      <text:p text:style-name="P2">by Sven Nilsen, 2018</text:p>
      <text:p text:style-name="P1"/>
      <text:p text:style-name="P3">Partial reversible game theory is an extension of <text:span text:style-name="T17">traditional </text:span>game theory where the assumption of irreversibility is weakened. What makes these kind of games special is that the model of the world, <text:span text:style-name="T4">required </text:span>to behave rationally, might be <text:span text:style-name="T3">arbitrary</text:span> complex. In this paper I <text:span text:style-name="T2">formalize</text:span> partial reversible games in the framework of traditional game theory <text:span text:style-name="T2">as reasoning about the strategy of an invisible third player who’s payoffs are partially unknown and decision made after the first two players. I also show that </text:span><text:span text:style-name="T30">any </text:span><text:span text:style-name="T25">complete </text:span><text:span text:style-name="T30">decision theory of partial reversible game</text:span><text:span text:style-name="T25">s</text:span><text:span text:style-name="T30"> </text:span><text:span text:style-name="T31">requires a finite type for rewards</text:span><text:span text:style-name="T2">.</text:span></text:p>
      <text:p text:style-name="P1"/>
      <text:p text:style-name="P4">A partial reversible game can be thought of as a reward matrix with two components. The first component is an irreversible reward. The second component is a reward <text:span text:style-name="T3">kept only</text:span> if the game is NOT reversed. <text:span text:style-name="T3">A such reward matrix might look like the following for two players A and B:</text:span></text:p>
      <text:p text:style-name="P4"/>
      <table:table table:name="Table1" table:style-name="Table1">
        <table:table-column table:style-name="Table1.A" table:number-columns-repeated="3"/>
        <table:table-row>
          <table:table-cell table:style-name="Table1.A1" office:value-type="string">
            <text:p text:style-name="P20">A/B (irreversible, reversible)</text:p>
          </table:table-cell>
          <table:table-cell table:style-name="Table1.A1" office:value-type="string">
            <text:p text:style-name="P21">A1</text:p>
          </table:table-cell>
          <table:table-cell table:style-name="Table1.C1" office:value-type="string">
            <text:p text:style-name="P21">A2</text:p>
          </table:table-cell>
        </table:table-row>
        <table:table-row>
          <table:table-cell table:style-name="Table1.A2" office:value-type="string">
            <text:p text:style-name="P21">B1</text:p>
          </table:table-cell>
          <table:table-cell table:style-name="Table1.A2" office:value-type="string">
            <text:p text:style-name="P17">1, 3 / 1, 3</text:p>
          </table:table-cell>
          <table:table-cell table:style-name="Table1.C2" office:value-type="string">
            <text:p text:style-name="P26">-<text:span text:style-name="T3">1, 3 / -2, 3</text:span></text:p>
          </table:table-cell>
        </table:table-row>
        <table:table-row>
          <table:table-cell table:style-name="Table1.A2" office:value-type="string">
            <text:p text:style-name="P21">B2</text:p>
          </table:table-cell>
          <table:table-cell table:style-name="Table1.A2" office:value-type="string">
            <text:p text:style-name="P17">0, 4 / 0, 5</text:p>
          </table:table-cell>
          <table:table-cell table:style-name="Table1.C2" office:value-type="string">
            <text:p text:style-name="P17">5, 0 / 4, 0</text:p>
          </table:table-cell>
        </table:table-row>
      </table:table>
      <text:p text:style-name="P4"/>
      <text:p text:style-name="P5">One imporant assumption often studied in traditional game theory is when both players behave rationally. They both want to maximize their rewards given the available information before making their <text:span text:style-name="T33">decisions</text:span>.</text:p>
      <text:p text:style-name="P5"/>
      <text:p text:style-name="P6">To formalize partial reversible games in traditional game theory, I split the reward matrix into two parts, <text:span text:style-name="T5">where the third player makes decision 1 and 2 (C1 and C2) after A and B made their decisions</text:span>:</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4">A/B//<text:span text:style-name="T4">C1</text:span></text:p>
          </table:table-cell>
          <table:table-cell table:style-name="Table2.A1" office:value-type="string">
            <text:p text:style-name="P22">A1</text:p>
          </table:table-cell>
          <table:table-cell table:style-name="Table2.C1" office:value-type="string">
            <text:p text:style-name="P22">A2</text:p>
          </table:table-cell>
        </table:table-row>
        <table:table-row>
          <table:table-cell table:style-name="Table2.A2" office:value-type="string">
            <text:p text:style-name="P22">B1</text:p>
          </table:table-cell>
          <table:table-cell table:style-name="Table2.A2" office:value-type="string">
            <text:p text:style-name="P18">1 / 1 // ?</text:p>
          </table:table-cell>
          <table:table-cell table:style-name="Table2.C2" office:value-type="string">
            <text:p text:style-name="P27">-<text:span text:style-name="T3">1 / -2 // ?</text:span></text:p>
          </table:table-cell>
        </table:table-row>
        <table:table-row>
          <table:table-cell table:style-name="Table2.A2" office:value-type="string">
            <text:p text:style-name="P22">B2</text:p>
          </table:table-cell>
          <table:table-cell table:style-name="Table2.A2" office:value-type="string">
            <text:p text:style-name="P18">0 / 0 // ?</text:p>
          </table:table-cell>
          <table:table-cell table:style-name="Table2.C2" office:value-type="string">
            <text:p text:style-name="P18">5 / <text:span text:style-name="T4">4 // ?</text:span></text:p>
          </table:table-cell>
        </table:table-row>
      </table:table>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25">A/B//<text:span text:style-name="T4">C2</text:span></text:p>
          </table:table-cell>
          <table:table-cell table:style-name="Table3.A1" office:value-type="string">
            <text:p text:style-name="P23">A1</text:p>
          </table:table-cell>
          <table:table-cell table:style-name="Table3.C1" office:value-type="string">
            <text:p text:style-name="P23">A2</text:p>
          </table:table-cell>
        </table:table-row>
        <table:table-row>
          <table:table-cell table:style-name="Table3.A2" office:value-type="string">
            <text:p text:style-name="P23">B1</text:p>
          </table:table-cell>
          <table:table-cell table:style-name="Table3.A2" office:value-type="string">
            <text:p text:style-name="P19"><text:span text:style-name="T5">4</text:span> / <text:span text:style-name="T5">4</text:span> // ?</text:p>
          </table:table-cell>
          <table:table-cell table:style-name="Table3.C2" office:value-type="string">
            <text:p text:style-name="P28">2 / 1 // ?</text:p>
          </table:table-cell>
        </table:table-row>
        <table:table-row>
          <table:table-cell table:style-name="Table3.A2" office:value-type="string">
            <text:p text:style-name="P23">B2</text:p>
          </table:table-cell>
          <table:table-cell table:style-name="Table3.A2" office:value-type="string">
            <text:p text:style-name="P19"><text:span text:style-name="T5">4</text:span> / <text:span text:style-name="T5">5</text:span> // ?</text:p>
          </table:table-cell>
          <table:table-cell table:style-name="Table3.C2" office:value-type="string">
            <text:p text:style-name="P19">5 / <text:span text:style-name="T4">4 // ?</text:span></text:p>
          </table:table-cell>
        </table:table-row>
      </table:table>
      <text:p text:style-name="P8"/>
      <text:p text:style-name="P9">C1 corresponds to a reversed game and C2 corresponds to an irreversed game. Notice that the rewards in the second matrix is the sum of the rewards in the partial reversible game. <text:span text:style-name="T6">The `//` operator has lower presedence than `/` and expresses the group order of making decisions. A and B first make their decisions, then C makes its decision.</text:span></text:p>
      <text:p text:style-name="P9"/>
      <text:p text:style-name="P11">Another way of expressing C’s information is the reward matrix <text:span text:style-name="T17">of A and B</text:span> plus <text:span text:style-name="T33">knowledge of </text:span>the decisions <text:span text:style-name="T33">made by</text:span> A and B. <text:span text:style-name="T17">This is an advantage C has over A and B when playing rationally.</text:span></text:p>
      <text:p text:style-name="P10"><text:soft-page-break/>There are 3 columns per cell in the matrix, with `?` inserted for the third player. This <text:span text:style-name="T6">is because</text:span> <text:span text:style-name="T6">I will exploit a mathematical trick to embed partial reversible games in traditional game theory. The trick </text:span>is <text:span text:style-name="T6">to model any condition for reversing the game as a rational player, which knowledge about rewards (the `?`s) can be thought of as a vector `R</text:span><text:span text:style-name="T8">c</text:span><text:span text:style-name="T6">` (for player C) of a path semantical sub-type:</text:span></text:p>
      <text:p text:style-name="P10"/>
      <text:p text:style-name="P10"><text:tab/><text:span text:style-name="T7">R</text:span><text:span text:style-name="T8">c</text:span><text:span text:style-name="T7"> : [f] t</text:span></text:p>
      <text:p text:style-name="P10"/>
      <text:p text:style-name="P10"><text:tab/><text:span text:style-name="T9">f : [real] → T</text:span></text:p>
      <text:p text:style-name="P10"/>
      <text:p text:style-name="P13"><text:span text:style-name="T15">`[real]` stands for a vector with real components. </text:span>The `T` above stands for some arbitrary type.</text:p>
      <text:p text:style-name="P14"/>
      <text:p text:style-name="P14">The meaning of what is said is grounded in the mathical language framework of path semantics. This is called a “sub-type”, <text:span text:style-name="T15">by specifying some function `f` which takes the reward vector and computes some value `t` of type `T`.</text:span></text:p>
      <text:p text:style-name="P14"/>
      <text:p text:style-name="P12">With other words, something <text:span text:style-name="T20">is</text:span> said about the third player’s reward vector. The players A and B need to understand what is said, which sets requirement on <text:span text:style-name="T18">complexity of </text:span>their <text:span text:style-name="T18">world </text:span>model in order to behave rationally.</text:p>
      <text:p text:style-name="P13"/>
      <text:p text:style-name="P15">A logician might prefer to replace `f` with a boolean function `g`:</text:p>
      <text:p text:style-name="P15"/>
      <text:p text:style-name="P15"><text:tab/>[f] t <text:span text:style-name="T18">&lt;</text:span>=<text:span text:style-name="T18">&gt;</text:span> [g] true</text:p>
      <text:p text:style-name="P15"/>
      <text:p text:style-name="P15"><text:tab/>g := \(x : [real]) = f(x) == t</text:p>
      <text:p text:style-name="P15"><text:tab/>g : [real] → bool</text:p>
      <text:p text:style-name="P13"/>
      <text:p text:style-name="P15"><text:span text:style-name="T17">S</text:span>emantically <text:span text:style-name="T16">it might be beneficial to use the `[f] t` notation.</text:span> <text:span text:style-name="T16">O</text:span>ne can think of the function `f` as a class of games where `t` is a learned rational behavior <text:span text:style-name="T16">within that class</text:span>. <text:span text:style-name="T16">When `f` is known, one can restrict games to a specific domain where </text:span><text:span text:style-name="T11">rational behavior</text:span><text:span text:style-name="T16"> is well defined. It avoids the problem of defining rational behavior for all models of the world. Yet, one means to say that rational behavior is defined for </text:span><text:span text:style-name="T11">some</text:span><text:span text:style-name="T16"> function, without necessary revealing the function’s identity in the generic case.</text:span></text:p>
      <text:p text:style-name="P13"/>
      <text:p text:style-name="P30"><text:span text:style-name="T15">This</text:span> is also a proof that the model required to behave rationally can be <text:span text:style-name="T10">arbitrary complex</text:span>. <text:span text:style-name="T16">The number of functions of type `</text:span>[real] → T<text:span text:style-name="T16">` is uncountable. </text:span><text:span text:style-name="T31">However, by replacing `[real]` with some finite type, e.g. `[nat ∧ (&lt; 100)]` the set of functions becomes finite and the </text:span><text:span text:style-name="T32">model required might be finite</text:span><text:span text:style-name="T31">.</text:span></text:p>
      <text:p text:style-name="P12"/>
      <text:p text:style-name="P29">So, when dealing with partial reversible games, in order to speak of rational behavior one is required to have some match between the <text:span text:style-name="T19">A and B </text:span>player<text:span text:style-name="T19">s</text:span>’ model of the world and some language that expresses the third player’s <text:span text:style-name="T35">reward vector</text:span>. <text:span text:style-name="T25">Since the set of functions </text:span><text:span text:style-name="T28">of type `</text:span><text:span text:style-name="T29">[real] → T</text:span><text:span text:style-name="T28">`</text:span><text:span text:style-name="T25"> is </text:span><text:span text:style-name="T27">uncountable</text:span><text:span text:style-name="T25">, </text:span><text:span text:style-name="T27">any complete decision theory</text:span><text:span text:style-name="T26"> of finding a such match in general is </text:span><text:span text:style-name="T14">incomputable</text:span><text:span text:style-name="T21">.</text:span><text:span text:style-name="T26"> </text:span><text:span text:style-name="T27">Therefore, if a decision theory can be formalized, it is only defined for </text:span><text:span text:style-name="T13">some</text:span><text:span text:style-name="T27"> `f`. </text:span><text:span text:style-name="T31">However, by replacing `[real]` with some finite type, e.g. `[nat ∧ (&lt; 100)]` the set of functions becomes finite and the decision theory decidable.</text:span></text:p>
      <text:p text:style-name="P16"/>
      <text:p text:style-name="P16"><text:span text:style-name="T20">T</text:span>he assumption that the third player is rational can be weakened. This happens when the strategy of the third player C is indeterministic. Since this kind of weakened assumptions also holds for player<text:span text:style-name="T18">s</text:span> A and B, there is a one-to-one relationship with <text:span text:style-name="T34">a sub-set of </text:span>traditional game theory. <text:span text:style-name="T18">Whatever mathematical tools that are developed under traditional game theory, might be used to prove theorems of partial reversible games, as long the translation from the first form to the second form i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1:41:34.657715000</meta:creation-date>
    <dc:date>2018-08-23T02:58:37.654021000</dc:date>
    <meta:editing-duration>PT23M10S</meta:editing-duration>
    <meta:editing-cycles>5</meta:editing-cycles>
    <meta:generator>LibreOffice/5.1.2.2$MacOSX_X86_64 LibreOffice_project/d3bf12ecb743fc0d20e0be0c58ca359301eb705f</meta:generator>
    <meta:document-statistic meta:table-count="3" meta:image-count="0" meta:object-count="0" meta:page-count="2" meta:paragraph-count="49" meta:word-count="930" meta:character-count="5117" meta:non-whitespace-character-count="4231"/>
  </office:meta>
</office:document-meta>
</file>